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c1</text:p>
          </table:table-cell>
          <table:table-cell office:value-type="float" office:value="53319">
            <text:p>53319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51674">
            <text:p>51674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33104">
            <text:p>33104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29368">
            <text:p>29368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31323">
            <text:p>31323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27826">
            <text:p>278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1</text:p>
          </table:table-cell>
          <table:table-cell office:value-type="float" office:value="8004458">
            <text:p>8004458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8131964">
            <text:p>8131964</text:p>
          </table:table-cell>
        </table:table-row>
        <table:table-row table:style-name="ro1">
          <table:table-cell office:value-type="string">
            <text:p>dT</text:p>
          </table:table-cell>
          <table:table-cell table:formula="of:=[.B9]-[.B5]*2^8" office:value-type="float" office:value="113276">
            <text:p>1132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mp</text:p>
          </table:table-cell>
          <table:table-cell table:formula="of:=2000+[.B10]*[.B6]/2^23" office:value-type="float" office:value="2375.74982357025">
            <text:p>2375,7498235703</text:p>
          </table:table-cell>
        </table:table-row>
        <table:table-row table:style-name="ro1">
          <table:table-cell office:value-type="string">
            <text:p>off</text:p>
          </table:table-cell>
          <table:table-cell table:formula="of:=[.B2]*2^16+([.B4]*[.B10])/2^7" office:value-type="float" office:value="3412497026.25">
            <text:p>3412497026,25</text:p>
          </table:table-cell>
        </table:table-row>
        <table:table-row table:style-name="ro1">
          <table:table-cell office:value-type="string">
            <text:p>sens</text:p>
          </table:table-cell>
          <table:table-cell table:formula="of:=[.B1]*2^15+([.B3]*[.B10])/2^8" office:value-type="float" office:value="1761804994.75">
            <text:p>1761804994,75</text:p>
          </table:table-cell>
        </table:table-row>
        <table:table-row table:style-name="ro1">
          <table:table-cell office:value-type="string">
            <text:p>p</text:p>
          </table:table-cell>
          <table:table-cell table:formula="of:=([.B8]*[.B14]/2^21 - [.B13])/2^15" office:value-type="float" office:value="101074.243445653">
            <text:p>101074,2434456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2/11/2020</text:date>, <text:time>15:4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L</meta:initial-creator>
    <meta:creation-date>2020-11-22T13:21:41.96</meta:creation-date>
    <dc:date>2020-11-22T15:43:26.72</dc:date>
    <dc:creator>A L</dc:creator>
    <meta:editing-duration>PT20M56S</meta:editing-duration>
    <meta:editing-cycles>1</meta:editing-cycles>
    <meta:document-statistic meta:table-count="3" meta:cell-count="26" meta:object-count="0"/>
    <meta:generator>OpenOffice/4.1.7$Win32 OpenOffice.org_project/417m1$Build-9800</meta:generator>
  </office:meta>
</office:document-meta>
</file>